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8.1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 fo:hyphenate="true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8"/>
        <table:table-row table:style-name="ro1">
          <table:table-cell table:style-name="ce9" table:number-columns-repeated="2"/>
          <table:table-cell table:style-name="ce9" table:formula="of:=+['file:///home/woooky/krypto/g2-archiary/setting/Ar-setting2.ods'#$filtr.A1]" office:value-type="string" office:string-value="Record" calcext:value-type="string">
            <text:p>Record</text:p>
          </table:table-cell>
          <table:table-cell table:style-name="ce9" table:formula="of:=+['file:///home/woooky/krypto/g2-archiary/setting/Ar-setting2.ods'#$filtr.D1]" office:value-type="string" office:string-value="Prefix" calcext:value-type="string">
            <text:p>Prefix</text:p>
          </table:table-cell>
        </table:table-row>
        <table:table-row table:style-name="ro2">
          <table:table-cell table:style-name="ce5" table:formula="of:=+['file:///home/woooky/krypto/g2-archiary/setting/Ar-setting2.ods'#$filtr.B2]" office:value-type="string" office:string-value="play1.png" calcext:value-type="string">
            <text:p>play1.png</text:p>
          </table:table-cell>
          <table:table-cell table:style-name="ce5" table:formula="of:=+['file:///home/woooky/krypto/g2-archiary/setting/Ar-setting2.ods'#$filtr.C2]" office:value-type="string" office:string-value="Kryptoměny – pohled náctiletého kluka na kryptoměny formou prezentace pro své spolužáky  🎬 [LK](2025)" calcext:value-type="string">
            <text:p>Kryptoměny – pohled náctiletého kluka na kryptoměny formou prezentace pro své spolužáky <text:s/>🎬 [LK](2025)</text:p>
          </table:table-cell>
          <table:table-cell table:style-name="ce9" table:formula="of:=+['file:///home/woooky/krypto/g2-archiary/setting/Ar-setting2.ods'#$filtr.A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]" office:value-type="string" office:string-value="https://mega.nz/file/6SRBgBRT#ZB0iawGPfOv_" calcext:value-type="string">
            <text:p>https://mega.nz/file/6SRBgBRT#ZB0iawGPfOv_</text:p>
          </table:table-cell>
        </table:table-row>
        <table:table-row table:style-name="ro2">
          <table:table-cell table:style-name="ce5" table:formula="of:=+['file:///home/woooky/krypto/g2-archiary/setting/Ar-setting2.ods'#$filtr.B3]" office:value-type="string" office:string-value="*356" calcext:value-type="string">
            <text:p>*356</text:p>
          </table:table-cell>
          <table:table-cell table:style-name="ce5" table:formula="of:=+['file:///home/woooky/krypto/g2-archiary/setting/Ar-setting2.ods'#$filtr.C3]" office:value-type="string" office:string-value="TD $5264, duration in 12 days, trade202507 LEAug 2025, bad output  📜💲 [mjw](2025)" calcext:value-type="string">
            <text:p>TD $5264, duration in 12 days, trade202507 LEAug 2025, bad output <text:s/>📜💲 [mjw](2025)</text:p>
          </table:table-cell>
          <table:table-cell table:style-name="ce9" table:formula="of:=+['file:///home/woooky/krypto/g2-archiary/setting/Ar-setting2.ods'#$filtr.A3]" office:value-type="float" office:value="1" calcext:value-type="float">
            <text:p>1</text:p>
          </table:table-cell>
          <table:table-cell table:style-name="ce5" table:formula="of:=+['file:///home/woooky/krypto/g2-archiary/setting/Ar-setting2.ods'#$filtr.D3]" office:value-type="string" office:string-value="https://mega.nz/file/SOQiGYDJ#ChN5OIGyVcWJ" calcext:value-type="string">
            <text:p>https://mega.nz/file/SOQiGYDJ#ChN5OIGyVcWJ</text:p>
          </table:table-cell>
        </table:table-row>
        <table:table-row table:style-name="ro2">
          <table:table-cell table:style-name="ce5" table:formula="of:=+['file:///home/woooky/krypto/g2-archiary/setting/Ar-setting2.ods'#$filtr.B4]" office:value-type="string" office:string-value="pdf2.png" calcext:value-type="string">
            <text:p>pdf2.png</text:p>
          </table:table-cell>
          <table:table-cell table:style-name="ce5" table:formula="of:=+['file:///home/woooky/krypto/g2-archiary/setting/Ar-setting2.ods'#$filtr.C4]" office:value-type="string" office:string-value="TD $5566, duration in 4 days, trade202507 NQ Sep 2025, good output  📜💲[mjw](2025) " calcext:value-type="string">
            <text:p>TD $5566, duration in 4 days, trade202507 NQ Sep 2025, good output <text:s/>📜💲[mjw](2025) </text:p>
          </table:table-cell>
          <table:table-cell table:style-name="ce9" table:formula="of:=+['file:///home/woooky/krypto/g2-archiary/setting/Ar-setting2.ods'#$filtr.A4]" office:value-type="float" office:value="2" calcext:value-type="float">
            <text:p>2</text:p>
          </table:table-cell>
          <table:table-cell table:style-name="ce5" table:formula="of:=+['file:///home/woooky/krypto/g2-archiary/setting/Ar-setting2.ods'#$filtr.D4]" office:value-type="string" office:string-value="https://mega.nz/file/ybhgjQBI#GZlRD_9q9b-E" calcext:value-type="string">
            <text:p>https://mega.nz/file/ybhgjQBI#GZlRD_9q9b-E</text:p>
          </table:table-cell>
        </table:table-row>
        <table:table-row table:style-name="ro2">
          <table:table-cell table:style-name="ce5" table:formula="of:=+['file:///home/woooky/krypto/g2-archiary/setting/Ar-setting2.ods'#$filtr.B5]" office:value-type="string" office:string-value="books1.png" calcext:value-type="string">
            <text:p>books1.png</text:p>
          </table:table-cell>
          <table:table-cell table:style-name="ce5" table:formula="of:=+['file:///home/woooky/krypto/g2-archiary/setting/Ar-setting2.ods'#$filtr.C5]" office:value-type="string" office:string-value="TA $open, duration in 19 years, STOCK CEZ Prague situation 202507, analysis, reflection, future  📜💲 [mjw](2025)" calcext:value-type="string">
            <text:p>TA $open, duration in 19 years, STOCK CEZ Prague situation 202507, analysis, reflection, future <text:s/>📜💲 [mjw](2025)</text:p>
          </table:table-cell>
          <table:table-cell table:style-name="ce9" table:formula="of:=+['file:///home/woooky/krypto/g2-archiary/setting/Ar-setting2.ods'#$filtr.A5]" office:value-type="float" office:value="3" calcext:value-type="float">
            <text:p>3</text:p>
          </table:table-cell>
          <table:table-cell table:style-name="ce5" table:formula="of:=+['file:///home/woooky/krypto/g2-archiary/setting/Ar-setting2.ods'#$filtr.D5]" office:value-type="string" office:string-value="https://mega.nz/file/fbIVgBwT#LkVPks3a01hK" calcext:value-type="string">
            <text:p>https://mega.nz/file/fbIVgBwT#LkVPks3a01hK</text:p>
          </table:table-cell>
        </table:table-row>
        <table:table-row table:style-name="ro2">
          <table:table-cell table:style-name="ce5" table:formula="of:=+['file:///home/woooky/krypto/g2-archiary/setting/Ar-setting2.ods'#$filtr.B6]" office:value-type="string" office:string-value="IMG20250809084445.jpg" calcext:value-type="string">
            <text:p>IMG20250809084445.jpg</text:p>
          </table:table-cell>
          <table:table-cell table:style-name="ce5" table:formula="of:=+['file:///home/woooky/krypto/g2-archiary/setting/Ar-setting2.ods'#$filtr.C6]" office:value-type="string" office:string-value="Flower with teddy bear  📸 [mjw](20250804)" calcext:value-type="string">
            <text:p>Flower with teddy bear <text:s/>📸 [mjw](20250804)</text:p>
          </table:table-cell>
          <table:table-cell table:style-name="ce9" table:formula="of:=+['file:///home/woooky/krypto/g2-archiary/setting/Ar-setting2.ods'#$filtr.A6]" office:value-type="float" office:value="4" calcext:value-type="float">
            <text:p>4</text:p>
          </table:table-cell>
          <table:table-cell table:style-name="ce5" table:formula="of:=+['file:///home/woooky/krypto/g2-archiary/setting/Ar-setting2.ods'#$filtr.D6]" office:value-type="string" office:string-value="https://mega.nz/file/SbZkFShY#T27WccpPhuo2" calcext:value-type="string">
            <text:p>https://mega.nz/file/SbZkFShY#T27WccpPhuo2</text:p>
          </table:table-cell>
        </table:table-row>
        <table:table-row table:style-name="ro2">
          <table:table-cell table:style-name="ce5" table:formula="of:=+['file:///home/woooky/krypto/g2-archiary/setting/Ar-setting2.ods'#$filtr.B7]" office:value-type="string" office:string-value="msdos.png" calcext:value-type="string">
            <text:p>msdos.png</text:p>
          </table:table-cell>
          <table:table-cell table:style-name="ce5" table:formula="of:=+['file:///home/woooky/krypto/g2-archiary/setting/Ar-setting2.ods'#$filtr.C7]" office:value-type="string" office:string-value="First Steps of a Programmer - calculator in cmd.exe 📝 [LK] (2024) " calcext:value-type="string">
            <text:p>First Steps of a Programmer - calculator in cmd.exe 📝 [LK] (2024) </text:p>
          </table:table-cell>
          <table:table-cell table:style-name="ce9" table:formula="of:=+['file:///home/woooky/krypto/g2-archiary/setting/Ar-setting2.ods'#$filtr.A7]" office:value-type="float" office:value="5" calcext:value-type="float">
            <text:p>5</text:p>
          </table:table-cell>
          <table:table-cell table:style-name="ce5" table:formula="of:=+['file:///home/woooky/krypto/g2-archiary/setting/Ar-setting2.ods'#$filtr.D7]" office:value-type="string" office:string-value="https://mega.nz/file/TLQzSZRZ#XoAiV28quEJw" calcext:value-type="string">
            <text:p>https://mega.nz/file/TLQzSZRZ#XoAiV28quEJw</text:p>
          </table:table-cell>
        </table:table-row>
        <table:table-row table:style-name="ro2">
          <table:table-cell table:style-name="ce5" table:formula="of:=+['file:///home/woooky/krypto/g2-archiary/setting/Ar-setting2.ods'#$filtr.B8]" office:value-type="string" office:string-value="praha.png" calcext:value-type="string">
            <text:p>praha.png</text:p>
          </table:table-cell>
          <table:table-cell table:style-name="ce5" table:formula="of:=+['file:///home/woooky/krypto/g2-archiary/setting/Ar-setting2.ods'#$filtr.C8]" office:value-type="string" office:string-value="Youth journey to the capital of the Czech Republic – Prague 🎬 [LK](2025)" calcext:value-type="string">
            <text:p>Youth journey to the capital of the Czech Republic – Prague 🎬 [LK](2025)</text:p>
          </table:table-cell>
          <table:table-cell table:style-name="ce9" table:formula="of:=+['file:///home/woooky/krypto/g2-archiary/setting/Ar-setting2.ods'#$filtr.A8]" office:value-type="float" office:value="6" calcext:value-type="float">
            <text:p>6</text:p>
          </table:table-cell>
          <table:table-cell table:style-name="ce5" table:formula="of:=+['file:///home/woooky/krypto/g2-archiary/setting/Ar-setting2.ods'#$filtr.D8]" office:value-type="string" office:string-value="https://mega.nz/file/HaR2lKDK#8EFkRws66iXt" calcext:value-type="string">
            <text:p>https://mega.nz/file/HaR2lKDK#8EFkRws66iXt</text:p>
          </table:table-cell>
        </table:table-row>
        <table:table-row table:style-name="ro2">
          <table:table-cell table:style-name="ce5" table:formula="of:=+['file:///home/woooky/krypto/g2-archiary/setting/Ar-setting2.ods'#$filtr.B9]" office:value-type="string" office:string-value="apple.png" calcext:value-type="string">
            <text:p>apple.png</text:p>
          </table:table-cell>
          <table:table-cell table:style-name="ce5" table:formula="of:=+['file:///home/woooky/krypto/g2-archiary/setting/Ar-setting2.ods'#$filtr.C9]" office:value-type="string" office:string-value="Jablíčko – Windows – a děti 🎥🙂 [LK,mjw](2024)" calcext:value-type="string">
            <text:p>Jablíčko – Windows – a děti 🎥🙂 [LK,mjw](2024)</text:p>
          </table:table-cell>
          <table:table-cell table:style-name="ce9" table:formula="of:=+['file:///home/woooky/krypto/g2-archiary/setting/Ar-setting2.ods'#$filtr.A9]" office:value-type="float" office:value="7" calcext:value-type="float">
            <text:p>7</text:p>
          </table:table-cell>
          <table:table-cell table:style-name="ce5" table:formula="of:=+['file:///home/woooky/krypto/g2-archiary/setting/Ar-setting2.ods'#$filtr.D9]" office:value-type="string" office:string-value="https://mega.nz/file/bepGzSoL#HZ9Ycux6XxIn" calcext:value-type="string">
            <text:p>https://mega.nz/file/bepGzSoL#HZ9Ycux6XxIn</text:p>
          </table:table-cell>
        </table:table-row>
        <table:table-row table:style-name="ro2">
          <table:table-cell table:style-name="ce5" table:formula="of:=+['file:///home/woooky/krypto/g2-archiary/setting/Ar-setting2.ods'#$filtr.B10]" office:value-type="string" office:string-value="ruh.png" calcext:value-type="string">
            <text:p>ruh.png</text:p>
          </table:table-cell>
          <table:table-cell table:style-name="ce5" table:formula="of:=+['file:///home/woooky/krypto/g2-archiary/setting/Ar-setting2.ods'#$filtr.C10]" office:value-type="string" office:string-value="Rehabilitation Institute Hrabyně – large aquarium –  🎥 [mjw](2020)" calcext:value-type="string">
            <text:p>Rehabilitation Institute Hrabyně – large aquarium – <text:s/>🎥 [mjw](2020)</text:p>
          </table:table-cell>
          <table:table-cell table:style-name="ce9" table:formula="of:=+['file:///home/woooky/krypto/g2-archiary/setting/Ar-setting2.ods'#$filtr.A10]" office:value-type="float" office:value="8" calcext:value-type="float">
            <text:p>8</text:p>
          </table:table-cell>
          <table:table-cell table:style-name="ce5" table:formula="of:=+['file:///home/woooky/krypto/g2-archiary/setting/Ar-setting2.ods'#$filtr.D10]" office:value-type="string" office:string-value="https://mega.nz/file/ja4lkSCB#OhqV_Ag3dbs3" calcext:value-type="string">
            <text:p>https://mega.nz/file/ja4lkSCB#OhqV_Ag3dbs3</text:p>
          </table:table-cell>
        </table:table-row>
        <table:table-row table:style-name="ro2">
          <table:table-cell table:style-name="ce5" table:formula="of:=+['file:///home/woooky/krypto/g2-archiary/setting/Ar-setting2.ods'#$filtr.B11]" office:value-type="string" office:string-value="fiat.png" calcext:value-type="string">
            <text:p>fiat.png</text:p>
          </table:table-cell>
          <table:table-cell table:style-name="ce5" table:formula="of:=+['file:///home/woooky/krypto/g2-archiary/setting/Ar-setting2.ods'#$filtr.C11]" office:value-type="string" office:string-value="Fiat Panda 2012, repairs and technical 20250807 25561,-CZK, mileage 107700km, first replacement of the rear exhaust, first replacement of the timing belt..… 🚗 [milo, mjw] (20250807)" calcext:value-type="string">
            <text:p>Fiat Panda 2012, repairs and technical 20250807 25561,-CZK, mileage 107700km, first replacement of the rear exhaust, first replacement of the timing belt..… 🚗 [milo, mjw] (20250807)</text:p>
          </table:table-cell>
          <table:table-cell table:style-name="ce9" table:formula="of:=+['file:///home/woooky/krypto/g2-archiary/setting/Ar-setting2.ods'#$filtr.A11]" office:value-type="float" office:value="9" calcext:value-type="float">
            <text:p>9</text:p>
          </table:table-cell>
          <table:table-cell table:style-name="ce5" table:formula="of:=+['file:///home/woooky/krypto/g2-archiary/setting/Ar-setting2.ods'#$filtr.D11]" office:value-type="string" office:string-value="https://mega.nz/file/GHwSDQaZ#qzQvj0si1mjg" calcext:value-type="string">
            <text:p>https://mega.nz/file/GHwSDQaZ#qzQvj0si1mjg</text:p>
          </table:table-cell>
        </table:table-row>
        <table:table-row table:style-name="ro2">
          <table:table-cell table:style-name="ce5" table:formula="of:=+['file:///home/woooky/krypto/g2-archiary/setting/Ar-setting2.ods'#$filtr.B12]" office:value-type="string" office:string-value="*356" calcext:value-type="string">
            <text:p>*356</text:p>
          </table:table-cell>
          <table:table-cell table:style-name="ce5" table:formula="of:=+['file:///home/woooky/krypto/g2-archiary/setting/Ar-setting2.ods'#$filtr.C12]" office:value-type="string" office:string-value="$5264, duration in 12 days, TD FUT trade202507 LE Aug2025, bad output 👉356" calcext:value-type="string">
            <text:p>$5264, duration in 12 days, TD FUT trade202507 LE Aug2025, bad output 👉356</text:p>
          </table:table-cell>
          <table:table-cell table:style-name="ce9" table:formula="of:=+['file:///home/woooky/krypto/g2-archiary/setting/Ar-setting2.ods'#$filtr.A12]" office:value-type="float" office:value="10" calcext:value-type="float">
            <text:p>10</text:p>
          </table:table-cell>
          <table:table-cell table:style-name="ce5" table:formula="of:=+['file:///home/woooky/krypto/g2-archiary/setting/Ar-setting2.ods'#$filtr.D12]" office:value-type="string" office:string-value="https://mega.nz/file/Leg2jBqZ#MP7Koq46ovbA" calcext:value-type="string">
            <text:p>https://mega.nz/file/Leg2jBqZ#MP7Koq46ovbA</text:p>
          </table:table-cell>
        </table:table-row>
        <table:table-row table:style-name="ro3">
          <table:table-cell table:style-name="ce5" table:formula="of:=+['file:///home/woooky/krypto/g2-archiary/setting/Ar-setting2.ods'#$filtr.B13]" office:value-type="string" office:string-value="android.png" calcext:value-type="string">
            <text:p>android.png</text:p>
          </table:table-cell>
          <table:table-cell table:style-name="ce5" table:formula="of:=+['file:///home/woooky/krypto/g2-archiary/setting/Ar-setting2.ods'#$filtr.C13]" office:value-type="string" office:string-value="Alfa.apk – trainer for Alpha male adepts – download and install android application 🤖 [mjw](2016)" calcext:value-type="string">
            <text:p>Alfa.apk – trainer for Alpha male adepts – download and install android application 🤖 [mjw](2016)</text:p>
          </table:table-cell>
          <table:table-cell table:style-name="ce9" table:formula="of:=+['file:///home/woooky/krypto/g2-archiary/setting/Ar-setting2.ods'#$filtr.A13]" office:value-type="float" office:value="11" calcext:value-type="float">
            <text:p>11</text:p>
          </table:table-cell>
          <table:table-cell table:style-name="ce5" table:formula="of:=+['file:///home/woooky/krypto/g2-archiary/setting/Ar-setting2.ods'#$filtr.D13]" office:value-type="string" office:string-value="https://mega.nz/file/vaJCjBRT#M_OlTL0V59dB" calcext:value-type="string">
            <text:p>https://mega.nz/file/vaJCjBRT#M_OlTL0V59dB</text:p>
          </table:table-cell>
        </table:table-row>
        <table:table-row table:style-name="ro4">
          <table:table-cell table:style-name="ce5" table:formula="of:=+['file:///home/woooky/krypto/g2-archiary/setting/Ar-setting2.ods'#$filtr.B14]" office:value-type="string" office:string-value="tanec.jpg" calcext:value-type="string">
            <text:p>tanec.jpg</text:p>
          </table:table-cell>
          <table:table-cell table:style-name="ce5" table:formula="of:=+['file:///home/woooky/krypto/g2-archiary/setting/Ar-setting2.ods'#$filtr.C14]" office:value-type="string" office:string-value="Půlkolona – complete recording of the half-column - how young people learn to dance in Europe, the Czech Republic, in 2022 - in the youngest city of the republic 🎥 [mjw](2020)" calcext:value-type="string">
            <text:p>Půlkolona – complete recording of the half-column - how young people learn to dance in Europe, the Czech Republic, in 2022 - in the youngest city of the republic 🎥 [mjw](2020)</text:p>
          </table:table-cell>
          <table:table-cell table:style-name="ce9" table:formula="of:=+['file:///home/woooky/krypto/g2-archiary/setting/Ar-setting2.ods'#$filtr.A14]" office:value-type="float" office:value="12" calcext:value-type="float">
            <text:p>12</text:p>
          </table:table-cell>
          <table:table-cell table:style-name="ce5" table:formula="of:=+['file:///home/woooky/krypto/g2-archiary/setting/Ar-setting2.ods'#$filtr.D14]" office:value-type="string" office:string-value="https://mega.nz/file/jegz2SqS#qQLqdcWxJHiB" calcext:value-type="string">
            <text:p>https://mega.nz/file/jegz2SqS#qQLqdcWxJHiB</text:p>
          </table:table-cell>
        </table:table-row>
        <table:table-row table:style-name="ro1">
          <table:table-cell table:style-name="ce5" table:formula="of:=+['file:///home/woooky/krypto/g2-archiary/setting/Ar-setting2.ods'#$filtr.B15]" office:value-type="string" office:string-value="fiat.png" calcext:value-type="string">
            <text:p>fiat.png</text:p>
          </table:table-cell>
          <table:table-cell table:style-name="ce5" table:formula="of:=+['file:///home/woooky/krypto/g2-archiary/setting/Ar-setting2.ods'#$filtr.C15]" office:value-type="string" office:string-value="277305 km driven with a Peugeot 106 toy car  🎥 🚗 [milo, mjw] (2021)" calcext:value-type="string">
            <text:p>277305 km driven with a Peugeot 106 toy car <text:s/>🎥 🚗 [milo, mjw] (2021)</text:p>
          </table:table-cell>
          <table:table-cell table:style-name="ce9" table:formula="of:=+['file:///home/woooky/krypto/g2-archiary/setting/Ar-setting2.ods'#$filtr.A15]" office:value-type="float" office:value="13" calcext:value-type="float">
            <text:p>13</text:p>
          </table:table-cell>
          <table:table-cell table:style-name="ce5" table:formula="of:=+['file:///home/woooky/krypto/g2-archiary/setting/Ar-setting2.ods'#$filtr.D15]" office:value-type="string" office:string-value="https://mega.nz/file/rTwAARqS#hGA8YEQpejBM" calcext:value-type="string">
            <text:p>https://mega.nz/file/rTwAARqS#hGA8YEQpejBM</text:p>
          </table:table-cell>
        </table:table-row>
        <table:table-row table:style-name="ro3">
          <table:table-cell table:style-name="ce5" table:formula="of:=+['file:///home/woooky/krypto/g2-archiary/setting/Ar-setting2.ods'#$filtr.B16]" office:value-type="string" office:string-value="bike.png" calcext:value-type="string">
            <text:p>bike.png</text:p>
          </table:table-cell>
          <table:table-cell table:style-name="ce5" table:formula="of:=+['file:///home/woooky/krypto/g2-archiary/setting/Ar-setting2.ods'#$filtr.C16]" office:value-type="string" office:string-value="Olpran bike, men 28. Plus mudguards. Plus shipping. 4097,-CZK. Second ride and flat tire. 🎥🚲 [mjw](20250328)" calcext:value-type="string">
            <text:p>Olpran bike, men 28. Plus mudguards. Plus shipping. 4097,-CZK. Second ride and flat tire. 🎥🚲 [mjw](20250328)</text:p>
          </table:table-cell>
          <table:table-cell table:style-name="ce9" table:formula="of:=+['file:///home/woooky/krypto/g2-archiary/setting/Ar-setting2.ods'#$filtr.A16]" office:value-type="float" office:value="14" calcext:value-type="float">
            <text:p>14</text:p>
          </table:table-cell>
          <table:table-cell table:style-name="ce5" table:formula="of:=+['file:///home/woooky/krypto/g2-archiary/setting/Ar-setting2.ods'#$filtr.D16]" office:value-type="string" office:string-value="https://mega.nz/file/rOIyHZpC#ZJFrdQ32yG1k" calcext:value-type="string">
            <text:p>https://mega.nz/file/rOIyHZpC#ZJFrdQ32yG1k</text:p>
          </table:table-cell>
        </table:table-row>
        <table:table-row table:style-name="ro3">
          <table:table-cell table:style-name="ce5" table:formula="of:=+['file:///home/woooky/krypto/g2-archiary/setting/Ar-setting2.ods'#$filtr.B17]" office:value-type="string" office:string-value="bike.png" calcext:value-type="string">
            <text:p>bike.png</text:p>
          </table:table-cell>
          <table:table-cell table:style-name="ce5" table:formula="of:=+['file:///home/woooky/krypto/g2-archiary/setting/Ar-setting2.ods'#$filtr.C17]" office:value-type="string" office:string-value="Olpran bike user manual 🚲 [olpran](2025)" calcext:value-type="string">
            <text:p>Olpran bike user manual 🚲 [olpran](2025)</text:p>
          </table:table-cell>
          <table:table-cell table:style-name="ce9" table:formula="of:=+['file:///home/woooky/krypto/g2-archiary/setting/Ar-setting2.ods'#$filtr.A17]" office:value-type="float" office:value="15" calcext:value-type="float">
            <text:p>15</text:p>
          </table:table-cell>
          <table:table-cell table:style-name="ce5" table:formula="of:=+['file:///home/woooky/krypto/g2-archiary/setting/Ar-setting2.ods'#$filtr.D17]" office:value-type="string" office:string-value="https://mega.nz/file/PfJhQArR#4vJIUecIZS0G" calcext:value-type="string">
            <text:p>https://mega.nz/file/PfJhQArR#4vJIUecIZS0G</text:p>
          </table:table-cell>
        </table:table-row>
        <table:table-row table:style-name="ro1">
          <table:table-cell table:style-name="ce5" table:formula="of:=+['file:///home/woooky/krypto/g2-archiary/setting/Ar-setting2.ods'#$filtr.B18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8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8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8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9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9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9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9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0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0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0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0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1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1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1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1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2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2]" office:value-type="float" office:value="0" calcext:value-type="float">
            <text:p>0</text:p>
          </table:table-cell>
        </table:table-row>
        <table:table-row table:style-name="ro1" table:number-rows-repeated="2744">
          <table:table-cell table:style-name="ce9" table:number-columns-repeated="3"/>
          <table:table-cell table:style-name="ce5"/>
        </table:table-row>
        <table:table-row table:style-name="ro1" table:number-rows-repeated="10458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woooky/krypto/g2-archiary/setting/Ar-setting2.ods'#filtr" table:print="false" table:style-name="ta_extref">
        <table:table-source xlink:type="simple" xlink:href="../../../../setting/Ar-setting2.ods" table:table-name="filtr" table:filter-name="calc8" table:mode="copy-results-only"/>
        <table:table-column table:number-columns-repeated="4"/>
        <table:table-row>
          <table:table-cell table:style-name="ce1" office:value-type="string">
            <text:p>Record</text:p>
          </table:table-cell>
          <table:table-cell table:number-columns-repeated="2"/>
          <table:table-cell table:style-name="ce1" office:value-type="string">
            <text:p>Prefix</text:p>
          </table:table-cell>
        </table:table-row>
        <table:table-row>
          <table:table-cell table:style-name="ce1" office:value-type="float" office:value="0">
            <text:p>0</text:p>
          </table:table-cell>
          <table:table-cell table:style-name="ce1" office:value-type="string">
            <text:p>play1.png</text:p>
          </table:table-cell>
          <table:table-cell table:style-name="ce1" office:value-type="string">
            <text:p>Kryptoměny – pohled náctiletého kluka na kryptoměny formou prezentace pro své spolužáky  🎬 [LK](2025)</text:p>
          </table:table-cell>
          <table:table-cell table:style-name="ce1" office:value-type="string">
            <text:p>https://mega.nz/file/6SRBgBRT#ZB0iawGPfOv_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*356</text:p>
          </table:table-cell>
          <table:table-cell table:style-name="ce1" office:value-type="string">
            <text:p>TD $5264, duration in 12 days, trade202507 LEAug 2025, bad output  📜💲 [mjw](2025)</text:p>
          </table:table-cell>
          <table:table-cell table:style-name="ce1" office:value-type="string">
            <text:p>https://mega.nz/file/SOQiGYDJ#ChN5OIGyVcWJ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pdf2.png</text:p>
          </table:table-cell>
          <table:table-cell table:style-name="ce1" office:value-type="string">
            <text:p>TD $5566, duration in 4 days, trade202507 NQ Sep 2025, good output  📜💲[mjw](2025) </text:p>
          </table:table-cell>
          <table:table-cell table:style-name="ce1" office:value-type="string">
            <text:p>https://mega.nz/file/ybhgjQBI#GZlRD_9q9b-E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books1.png</text:p>
          </table:table-cell>
          <table:table-cell table:style-name="ce1" office:value-type="string">
            <text:p>TA $open, duration in 19 years, STOCK CEZ Prague situation 202507, analysis, reflection, future  📜💲 [mjw](2025)</text:p>
          </table:table-cell>
          <table:table-cell table:style-name="ce1" office:value-type="string">
            <text:p>https://mega.nz/file/fbIVgBwT#LkVPks3a01hK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IMG20250809084445.jpg</text:p>
          </table:table-cell>
          <table:table-cell table:style-name="ce1" office:value-type="string">
            <text:p>Flower with teddy bear  📸 [mjw](20250804)</text:p>
          </table:table-cell>
          <table:table-cell table:style-name="ce1" office:value-type="string">
            <text:p>https://mega.nz/file/SbZkFShY#T27WccpPhuo2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msdos.png</text:p>
          </table:table-cell>
          <table:table-cell table:style-name="ce1" office:value-type="string">
            <text:p>First Steps of a Programmer - calculator in cmd.exe 📝 [LK] (2024) </text:p>
          </table:table-cell>
          <table:table-cell table:style-name="ce1" office:value-type="string">
            <text:p>https://mega.nz/file/TLQzSZRZ#XoAiV28quEJw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praha.png</text:p>
          </table:table-cell>
          <table:table-cell table:style-name="ce1" office:value-type="string">
            <text:p>Youth journey to the capital of the Czech Republic – Prague 🎬 [LK](2025)</text:p>
          </table:table-cell>
          <table:table-cell table:style-name="ce1" office:value-type="string">
            <text:p>https://mega.nz/file/HaR2lKDK#8EFkRws66iXt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apple.png</text:p>
          </table:table-cell>
          <table:table-cell table:style-name="ce1" office:value-type="string">
            <text:p>Jablíčko – Windows – a děti 🎥🙂 [LK,mjw](2024)</text:p>
          </table:table-cell>
          <table:table-cell table:style-name="ce1" office:value-type="string">
            <text:p>https://mega.nz/file/bepGzSoL#HZ9Ycux6XxIn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ruh.png</text:p>
          </table:table-cell>
          <table:table-cell table:style-name="ce1" office:value-type="string">
            <text:p>Rehabilitation Institute Hrabyně – large aquarium –  🎥 [mjw](2020)</text:p>
          </table:table-cell>
          <table:table-cell table:style-name="ce1" office:value-type="string">
            <text:p>https://mega.nz/file/ja4lkSCB#OhqV_Ag3dbs3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fiat.png</text:p>
          </table:table-cell>
          <table:table-cell table:style-name="ce1" office:value-type="string">
            <text:p>Fiat Panda 2012, repairs and technical 20250807 25561,-CZK, mileage 107700km, first replacement of the rear exhaust, first replacement of the timing belt..… 🚗 [milo, mjw] (20250807)</text:p>
          </table:table-cell>
          <table:table-cell table:style-name="ce1" office:value-type="string">
            <text:p>https://mega.nz/file/GHwSDQaZ#qzQvj0si1mjg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*356</text:p>
          </table:table-cell>
          <table:table-cell table:style-name="ce1" office:value-type="string">
            <text:p>$5264, duration in 12 days, TD FUT trade202507 LE Aug2025, bad output 👉356</text:p>
          </table:table-cell>
          <table:table-cell table:style-name="ce1" office:value-type="string">
            <text:p>https://mega.nz/file/Leg2jBqZ#MP7Koq46ovbA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android.png</text:p>
          </table:table-cell>
          <table:table-cell table:style-name="ce1" office:value-type="string">
            <text:p>Alfa.apk – trainer for Alpha male adepts – download and install android application 🤖 [mjw](2016)</text:p>
          </table:table-cell>
          <table:table-cell table:style-name="ce1" office:value-type="string">
            <text:p>https://mega.nz/file/vaJCjBRT#M_OlTL0V59dB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tanec.jpg</text:p>
          </table:table-cell>
          <table:table-cell table:style-name="ce1" office:value-type="string">
            <text:p>Půlkolona – complete recording of the half-column - how young people learn to dance in Europe, the Czech Republic, in 2022 - in the youngest city of the republic 🎥 [mjw](2020)</text:p>
          </table:table-cell>
          <table:table-cell table:style-name="ce1" office:value-type="string">
            <text:p>https://mega.nz/file/jegz2SqS#qQLqdcWxJHiB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fiat.png</text:p>
          </table:table-cell>
          <table:table-cell table:style-name="ce1" office:value-type="string">
            <text:p>277305 km driven with a Peugeot 106 toy car  🎥 🚗 [milo, mjw] (2021)</text:p>
          </table:table-cell>
          <table:table-cell table:style-name="ce1" office:value-type="string">
            <text:p>https://mega.nz/file/rTwAARqS#hGA8YEQpejBM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bike.png</text:p>
          </table:table-cell>
          <table:table-cell table:style-name="ce1" office:value-type="string">
            <text:p>Olpran bike, men's 28. Plus mudguards. Plus shipping. 4097,-CZK. Second ride and flat tire. 🎥🚲 [mjw](20250328)</text:p>
          </table:table-cell>
          <table:table-cell table:style-name="ce1" office:value-type="string">
            <text:p>https://mega.nz/file/rOIyHZpC#ZJFrdQ32yG1k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bike.png</text:p>
          </table:table-cell>
          <table:table-cell table:style-name="ce1" office:value-type="string">
            <text:p>Olpran bike user manual 🚲 [olpran](2025)</text:p>
          </table:table-cell>
          <table:table-cell table:style-name="ce1" office:value-type="string">
            <text:p>https://mega.nz/file/PfJhQArR#4vJIUecIZS0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02:41:23.45603440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11T02:59:04.289645831</dc:date>
    <meta:editing-duration>PT11H52M11S</meta:editing-duration>
    <meta:editing-cycles>80</meta:editing-cycles>
    <meta:generator>LibreOffice/24.2.7.2$Linux_X86_64 LibreOffice_project/420$Build-2</meta:generator>
    <meta:document-statistic meta:table-count="1" meta:cell-count="86" meta:object-count="0"/>
  </office:meta>
</office:document-meta>
</file>